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style>
    <style:style style:name="P4" style:family="paragraph">
      <style:paragraph-properties fo:margin-left="0cm" fo:margin-right="0cm" fo:margin-top="0cm" fo:margin-bottom="0cm" fo:line-height="100%" fo:text-align="start" fo:text-indent="0cm" style:writing-mode="lr-tb"/>
    </style:style>
    <style:style style:name="T1" style:family="text">
      <style:text-properties fo:color="#252525" fo:background-color="#ffffff" loext:char-shading-value="0"/>
    </style:style>
    <style:style style:name="T2" style:family="text">
      <style:text-properties fo:color="#1155cc" style:text-underline-style="solid" style:text-underline-width="auto" style:text-underline-color="font-color"/>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date>0000-00-00T00:00:00</dc:date><text:p text:style-name="P4"><text:span text:style-name="T3">Tytuł</text:span></text:p></office:annotation>Godzilla</text:p>
      <text:p text:style-name="P1"><office:annotation><dc:date>0000-00-00T00:00:00</dc:date><text:p text:style-name="P4"><text:span text:style-name="T3">Podtytuł</text:span></text:p></office:annotation>All hail the King!</text:p>
      <text:p text:style-name="P1"><office:annotation><dc:date>0000-00-00T00:00:00</dc:date><text:p text:style-name="P4"><text:span text:style-name="T3">Lead</text:span></text:p></office:annotation></text:p>
      <text:p text:style-name="P2">Zwykle staram się oceniać filmy obiektywnie. Uwzględniam wady i zalety, po czym wystawiam jak najsprawiedliwszą ocenę, możliwie taką, z którą zgodzą się Czytelnicy. Z myślą napisania kolejnej takiej obiektywnej recenzji udałem się do kina na „Godzillę”. Niestety, moje plany wzięły w łeb, gdy film się zaczął...</text:p>
      <text:p text:style-name="P1"/>
      <text:p text:style-name="P1">Gandzia</text:p>
      <text:p text:style-name="P1"/>
      <text:p text:style-name="P1"/>
      <text:p text:style-name="P2">60 lat temu pewnemu Japończykowi niemiłosiernie się nudziło. W 1954 mieszkańcy Kraju Kwitnącej Wiśni już nie mogli zabijać nudy, najeżdżając kraje znacznie większe od ich wyspiarskiego państwa, zaś japońskich teleturniejów i filmów hentai z mackami jeszcze nie wymyślono, więc nasz Japończyk musiał znaleźć sobie inne zajęcie. A ponieważ tym kimś był Ishiro Honda, który współpracował wcześniej z niemalże legendarnym Akiro Kurosawą, nie szukał długo. Zebrał ekipę filmową i nakręcił coś, co szturmem wdarło się do popkultury. To dzięki niemu, gdy mówimy o wielkich potworach niszczących miasto, przed oczami staje nam nie olbrzymi goryl czy równie spora ośmiornica, ale gigantyczny jaszczur. „Gojira”, bo o tym obrazie kinowym mowa, jak na owe czasy oszałamiał efektami specjalnymi, zaś scenariusz i przede wszystkim ciężka atmosfera towarzysząca demolowaniu Tokio sprawiają, że i dziś można go obejrzeć z przyjemnością.</text:p>
      <text:p text:style-name="P2"/>
      <text:p text:style-name="P2">Sukces filmu był tak wielki, że wkrótce zaczęły powstawać jego sequele. Uniwersum Godzilli rozrosło się, w kolejnych odsłonach cyklu dodawano kolejne potwory i niszczono kolejne regiony Japonii. Sielanka trwała do roku 1998, kiedy to doszło do katastrofy.</text:p>
      <text:p text:style-name="P2"/>
      <text:p text:style-name="P2">Godzillą zainteresował się Roland Emmerich. Reżyser, który zwykł psuć każdy, nawet najlepszy pomysł na scenariusz. Co jeszcze straszniejsze, posiadająca prawa do Godzilli wytwórnia Toho zgodziła się, by Emmerich nakręcił film o Królu Potworów. Efektem był <text:span text:style-name="T1">–</text:span> nomen-omen <text:span text:style-name="T1">–</text:span> potworek, który z oryginalnym arcydziełem Hondy dzielił tylko tytuł. To… coś zostało słusznie obsmarowane przez krytyków oraz fanów i zapomniane.</text:p>
      <text:p text:style-name="P2"/>
      <text:p text:style-name="P2">Teraz, dokładnie 10 lat po premierze ostatniego japońskiego filmu z Godzillą, reżyser Gareth Edwards pokazał nam swoją wizję Gojiry. I, co trzeba przyznać, wyszło mu to lepiej niż Emmerichowi. Wprawdzie reżyser również zwleka z pokazaniem Króla Potworów, a jeśli już to robi, to w niezdradzających zbyt wiele ujęciach, jednak nie jest to wada. Wręcz przeciwnie, dzięki temu zabiegowi rodem z „Cloverfield” (kolejny godny polecenia monster movie) lub „Obcego” pierwsza część seansu staje się świetnym thrillerem ze sci-fi w tle, a gdy Godzilla wreszcie pojawia się w pełnej krasie, widz reaguje głośnym „OMÓJBOŻEJAKIETOWIELKIERATUJSIĘKTOMOŻE!”.</text:p>
      <text:p text:style-name="P2"/>
      <text:p text:style-name="P2">Kto jak kto, ale osoba odpowiedzialna za design potworów zasłużyła na premię. Zarówno bestie nazwane MUTO (Massive Unidentified Terrestial Organism; polscy tłumacze dość sprawnie <text:soft-page-break/>przełożyli to na GNOL), jak i sam Godzilla budzą podziw i strach przed ich potęgą. Zwłaszcza ten drugi stwór zasługuje na uwagę <text:span text:style-name="T1">–</text:span> jego wygląd został znacznie unowocześniony w stosunku do oryginału, jednak nie zgubiono przy tym klimatu poczciwego „gumiaka”. Majestatyczny i budzący respekt model potwora w połączeniu z charakterystycznym rykiem wręcz wgniata w fotel! Przyczepić się mogę jedynie do efektu ziania ogniem/radioaktywnym gazem <text:span text:style-name="T1">–</text:span> w wersji japońskiej wydawał mi się lepszy. Albo po prostu zgredzieję…</text:p>
      <text:p text:style-name="P2"/>
      <text:p text:style-name="P2">Przy okazji warto dodać, że i eksperci od efektów specjalnych odwalili kawał dobrej roboty. Klasyczna dla monster movie demolka kolejnych miast i równie klasyczna próba interwencji wojska (jak zwykle nieudana) robią oszałamiające wrażenie. Czuć wręcz siłę walczących monstrów, które niepowstrzymanie prą przed siebie, zostawiając za sobą same ruiny.</text:p>
      <text:p text:style-name="P2"/>
      <text:p text:style-name="P2">Nieco gorzej sprawdzają się bohaterowie ludzcy. Dostajemy tu przekrój typowych dla tego typu filmów postaci: naukowców, wojskowych i cywilów, jednak w pamięć zapadają jedynie rewelacyjny Bryan Cranston, który znika w połowie filmu i w zasadzie epizodyczny Ken Watanabe w roli doktora Serizawy <text:span text:style-name="T1">–</text:span> swoją drogą, fajne nawiązanie do obrazu Hondy. Reszta ekipy sprawdza się zdecydowanie gorzej i nawet grany przez Aarona Taylor-Johnsona główny bohater wypada dość blado.</text:p>
      <text:p text:style-name="P2"/>
      <text:p text:style-name="P2">Co gorsza, zdarzają się dziury fabularne. Film cierpi na syndrom Deus ex machina. Nieco rozczarowuje też zakończenie, które można nazwać typowym amerykańskim happy endem, nawet jeśli przez chwilę miałem nadzieję, że będzie inaczej.</text:p>
      <text:p text:style-name="P2"/>
      <text:p text:style-name="P2">Takiego zawodu nie sprawia muzyka. Wprawdzie brakuje nieco klasycznych motywów z filmów japońskich, jednak skomponowana przez Aleksandre Desplata ścieżka dźwiękowa skutecznie się broni, budując napięcie i pomagając widzowi wczuć się w klimat.</text:p>
      <text:p text:style-name="P2"/>
      <text:p text:style-name="P2">Jak więc ocenić dzieło Edwardsa? Jak najbardziej pozytywnie. Nową wersją „Godzilli” Amerykanie zrehabilitowali się po tragikomedii sygnowaniej nazwiskiem Emmericha <text:span text:style-name="T1">–</text:span> co sztuką wielką nie było <text:span text:style-name="T1">–</text:span> i stworzyli coś, co oglądałem z nieskrywaną przyjemnością, coś, co dorównuje klasycznym filmom wytwórni Toho. Nie pozostaje mi więc nic innego, jak dać mu osiem oczek i niecierpliwie wyczekiwać sequela. Czy ten powstanie? Biorąc pod uwagę sukces kasowy <text:span text:style-name="T1">–</text:span> w pierwszy weekend emisji obraz Edwardsa zarobił ponad 90 milionów dolarów, co przy budżecie wynoszącym 130 milionów można uznać za wynik wyśmienity <text:span text:style-name="T1">–</text:span> i ogólną jakość filmu, jest to bardzo prawdopodobne.</text:p>
      <text:p text:style-name="P2"/>
      <text:p text:style-name="P1"/>
      <text:p text:style-name="P1"/>
      <text:p text:style-name="P1"/>
      <text:p text:style-name="P1"/>
      <text:p text:style-name="P1"/>
      <text:p text:style-name="P1">Zdjęcia:</text:p>
      <text:p text:style-name="P1"><text:a xlink:type="simple" xlink:href="http://1.fwcdn.pl/po/51/62/565162/7609305.3.jpg" text:style-name="Internet_20_link" text:visited-style-name="Visited_20_Internet_20_Link">http</text:a><text:a xlink:type="simple" xlink:href="http://1.fwcdn.pl/po/51/62/565162/7609305.3.jpg" text:style-name="Internet_20_link" text:visited-style-name="Visited_20_Internet_20_Link">://1.</text:a><text:a xlink:type="simple" xlink:href="http://1.fwcdn.pl/po/51/62/565162/7609305.3.jpg" text:style-name="Internet_20_link" text:visited-style-name="Visited_20_Internet_20_Link">fwcdn</text:a><text:a xlink:type="simple" xlink:href="http://1.fwcdn.pl/po/51/62/565162/7609305.3.jpg" text:style-name="Internet_20_link" text:visited-style-name="Visited_20_Internet_20_Link">.</text:a><text:a xlink:type="simple" xlink:href="http://1.fwcdn.pl/po/51/62/565162/7609305.3.jpg" text:style-name="Internet_20_link" text:visited-style-name="Visited_20_Internet_20_Link">pl</text:a><text:a xlink:type="simple" xlink:href="http://1.fwcdn.pl/po/51/62/565162/7609305.3.jpg" text:style-name="Internet_20_link" text:visited-style-name="Visited_20_Internet_20_Link">/</text:a><text:a xlink:type="simple" xlink:href="http://1.fwcdn.pl/po/51/62/565162/7609305.3.jpg" text:style-name="Internet_20_link" text:visited-style-name="Visited_20_Internet_20_Link">po</text:a><text:a xlink:type="simple" xlink:href="http://1.fwcdn.pl/po/51/62/565162/7609305.3.jpg" text:style-name="Internet_20_link" text:visited-style-name="Visited_20_Internet_20_Link">/51/62/565162/7609305.3.</text:a><text:a xlink:type="simple" xlink:href="http://1.fwcdn.pl/po/51/62/565162/7609305.3.jpg" text:style-name="Internet_20_link" text:visited-style-name="Visited_20_Internet_20_Link">jpg</text:a></text:p>
      <text:p text:style-name="P1"><text:a xlink:type="simple" xlink:href="http://ww1.sinaimg.cn/large/77dd2f7bgw1efjohekvd4j21301kw4jb.jpg" text:style-name="Internet_20_link" text:visited-style-name="Visited_20_Internet_20_Link">http</text:a><text:a xlink:type="simple" xlink:href="http://ww1.sinaimg.cn/large/77dd2f7bgw1efjohekvd4j21301kw4jb.jpg" text:style-name="Internet_20_link" text:visited-style-name="Visited_20_Internet_20_Link">://</text:a><text:a xlink:type="simple" xlink:href="http://ww1.sinaimg.cn/large/77dd2f7bgw1efjohekvd4j21301kw4jb.jpg" text:style-name="Internet_20_link" text:visited-style-name="Visited_20_Internet_20_Link">ww</text:a><text:a xlink:type="simple" xlink:href="http://ww1.sinaimg.cn/large/77dd2f7bgw1efjohekvd4j21301kw4jb.jpg" text:style-name="Internet_20_link" text:visited-style-name="Visited_20_Internet_20_Link">1.</text:a><text:a xlink:type="simple" xlink:href="http://ww1.sinaimg.cn/large/77dd2f7bgw1efjohekvd4j21301kw4jb.jpg" text:style-name="Internet_20_link" text:visited-style-name="Visited_20_Internet_20_Link">sinaimg</text:a><text:a xlink:type="simple" xlink:href="http://ww1.sinaimg.cn/large/77dd2f7bgw1efjohekvd4j21301kw4jb.jpg" text:style-name="Internet_20_link" text:visited-style-name="Visited_20_Internet_20_Link">.</text:a><text:a xlink:type="simple" xlink:href="http://ww1.sinaimg.cn/large/77dd2f7bgw1efjohekvd4j21301kw4jb.jpg" text:style-name="Internet_20_link" text:visited-style-name="Visited_20_Internet_20_Link">cn</text:a><text:a xlink:type="simple" xlink:href="http://ww1.sinaimg.cn/large/77dd2f7bgw1efjohekvd4j21301kw4jb.jpg" text:style-name="Internet_20_link" text:visited-style-name="Visited_20_Internet_20_Link">/</text:a><text:a xlink:type="simple" xlink:href="http://ww1.sinaimg.cn/large/77dd2f7bgw1efjohekvd4j21301kw4jb.jpg" text:style-name="Internet_20_link" text:visited-style-name="Visited_20_Internet_20_Link">large</text:a><text:a xlink:type="simple" xlink:href="http://ww1.sinaimg.cn/large/77dd2f7bgw1efjohekvd4j21301kw4jb.jpg" text:style-name="Internet_20_link" text:visited-style-name="Visited_20_Internet_20_Link">/77</text:a><text:a xlink:type="simple" xlink:href="http://ww1.sinaimg.cn/large/77dd2f7bgw1efjohekvd4j21301kw4jb.jpg" text:style-name="Internet_20_link" text:visited-style-name="Visited_20_Internet_20_Link">dd</text:a><text:a xlink:type="simple" xlink:href="http://ww1.sinaimg.cn/large/77dd2f7bgw1efjohekvd4j21301kw4jb.jpg" text:style-name="Internet_20_link" text:visited-style-name="Visited_20_Internet_20_Link">2</text:a><text:a xlink:type="simple" xlink:href="http://ww1.sinaimg.cn/large/77dd2f7bgw1efjohekvd4j21301kw4jb.jpg" text:style-name="Internet_20_link" text:visited-style-name="Visited_20_Internet_20_Link">f</text:a><text:a xlink:type="simple" xlink:href="http://ww1.sinaimg.cn/large/77dd2f7bgw1efjohekvd4j21301kw4jb.jpg" text:style-name="Internet_20_link" text:visited-style-name="Visited_20_Internet_20_Link">7</text:a><text:a xlink:type="simple" xlink:href="http://ww1.sinaimg.cn/large/77dd2f7bgw1efjohekvd4j21301kw4jb.jpg" text:style-name="Internet_20_link" text:visited-style-name="Visited_20_Internet_20_Link">bgw</text:a><text:a xlink:type="simple" xlink:href="http://ww1.sinaimg.cn/large/77dd2f7bgw1efjohekvd4j21301kw4jb.jpg" text:style-name="Internet_20_link" text:visited-style-name="Visited_20_Internet_20_Link">1</text:a><text:a xlink:type="simple" xlink:href="http://ww1.sinaimg.cn/large/77dd2f7bgw1efjohekvd4j21301kw4jb.jpg" text:style-name="Internet_20_link" text:visited-style-name="Visited_20_Internet_20_Link">efjohekvd</text:a><text:a xlink:type="simple" xlink:href="http://ww1.sinaimg.cn/large/77dd2f7bgw1efjohekvd4j21301kw4jb.jpg" text:style-name="Internet_20_link" text:visited-style-name="Visited_20_Internet_20_Link">4</text:a><text:a xlink:type="simple" xlink:href="http://ww1.sinaimg.cn/large/77dd2f7bgw1efjohekvd4j21301kw4jb.jpg" text:style-name="Internet_20_link" text:visited-style-name="Visited_20_Internet_20_Link">j</text:a><text:a xlink:type="simple" xlink:href="http://ww1.sinaimg.cn/large/77dd2f7bgw1efjohekvd4j21301kw4jb.jpg" text:style-name="Internet_20_link" text:visited-style-name="Visited_20_Internet_20_Link">21301</text:a><text:a xlink:type="simple" xlink:href="http://ww1.sinaimg.cn/large/77dd2f7bgw1efjohekvd4j21301kw4jb.jpg" text:style-name="Internet_20_link" text:visited-style-name="Visited_20_Internet_20_Link">kw</text:a><text:a xlink:type="simple" xlink:href="http://ww1.sinaimg.cn/large/77dd2f7bgw1efjohekvd4j21301kw4jb.jpg" text:style-name="Internet_20_link" text:visited-style-name="Visited_20_Internet_20_Link">4</text:a><text:a xlink:type="simple" xlink:href="http://ww1.sinaimg.cn/large/77dd2f7bgw1efjohekvd4j21301kw4jb.jpg" text:style-name="Internet_20_link" text:visited-style-name="Visited_20_Internet_20_Link">jb</text:a><text:a xlink:type="simple" xlink:href="http://ww1.sinaimg.cn/large/77dd2f7bgw1efjohekvd4j21301kw4jb.jpg" text:style-name="Internet_20_link" text:visited-style-name="Visited_20_Internet_20_Link">.</text:a><text:a xlink:type="simple" xlink:href="http://ww1.sinaimg.cn/large/77dd2f7bgw1efjohekvd4j21301kw4jb.jpg" text:style-name="Internet_20_link" text:visited-style-name="Visited_20_Internet_20_Link">jpg</text:a></text:p>
      <text:p text:style-name="P1"><text:soft-page-break/><text:a xlink:type="simple" xlink:href="http://blogs-images.forbes.com/markhughes/files/2014/05/Godzilla-2.jpg" text:style-name="Internet_20_link" text:visited-style-name="Visited_20_Internet_20_Link">http</text:a><text:a xlink:type="simple" xlink:href="http://blogs-images.forbes.com/markhughes/files/2014/05/Godzilla-2.jpg" text:style-name="Internet_20_link" text:visited-style-name="Visited_20_Internet_20_Link">://</text:a><text:a xlink:type="simple" xlink:href="http://blogs-images.forbes.com/markhughes/files/2014/05/Godzilla-2.jpg" text:style-name="Internet_20_link" text:visited-style-name="Visited_20_Internet_20_Link">blogs</text:a><text:a xlink:type="simple" xlink:href="http://blogs-images.forbes.com/markhughes/files/2014/05/Godzilla-2.jpg" text:style-name="Internet_20_link" text:visited-style-name="Visited_20_Internet_20_Link">-</text:a><text:a xlink:type="simple" xlink:href="http://blogs-images.forbes.com/markhughes/files/2014/05/Godzilla-2.jpg" text:style-name="Internet_20_link" text:visited-style-name="Visited_20_Internet_20_Link">images</text:a><text:a xlink:type="simple" xlink:href="http://blogs-images.forbes.com/markhughes/files/2014/05/Godzilla-2.jpg" text:style-name="Internet_20_link" text:visited-style-name="Visited_20_Internet_20_Link">.</text:a><text:a xlink:type="simple" xlink:href="http://blogs-images.forbes.com/markhughes/files/2014/05/Godzilla-2.jpg" text:style-name="Internet_20_link" text:visited-style-name="Visited_20_Internet_20_Link">forbes</text:a><text:a xlink:type="simple" xlink:href="http://blogs-images.forbes.com/markhughes/files/2014/05/Godzilla-2.jpg" text:style-name="Internet_20_link" text:visited-style-name="Visited_20_Internet_20_Link">.</text:a><text:a xlink:type="simple" xlink:href="http://blogs-images.forbes.com/markhughes/files/2014/05/Godzilla-2.jpg" text:style-name="Internet_20_link" text:visited-style-name="Visited_20_Internet_20_Link">com</text:a><text:a xlink:type="simple" xlink:href="http://blogs-images.forbes.com/markhughes/files/2014/05/Godzilla-2.jpg" text:style-name="Internet_20_link" text:visited-style-name="Visited_20_Internet_20_Link">/</text:a><text:a xlink:type="simple" xlink:href="http://blogs-images.forbes.com/markhughes/files/2014/05/Godzilla-2.jpg" text:style-name="Internet_20_link" text:visited-style-name="Visited_20_Internet_20_Link">markhughes</text:a><text:a xlink:type="simple" xlink:href="http://blogs-images.forbes.com/markhughes/files/2014/05/Godzilla-2.jpg" text:style-name="Internet_20_link" text:visited-style-name="Visited_20_Internet_20_Link">/</text:a><text:a xlink:type="simple" xlink:href="http://blogs-images.forbes.com/markhughes/files/2014/05/Godzilla-2.jpg" text:style-name="Internet_20_link" text:visited-style-name="Visited_20_Internet_20_Link">files</text:a><text:a xlink:type="simple" xlink:href="http://blogs-images.forbes.com/markhughes/files/2014/05/Godzilla-2.jpg" text:style-name="Internet_20_link" text:visited-style-name="Visited_20_Internet_20_Link">/2014/05/</text:a><text:a xlink:type="simple" xlink:href="http://blogs-images.forbes.com/markhughes/files/2014/05/Godzilla-2.jpg" text:style-name="Internet_20_link" text:visited-style-name="Visited_20_Internet_20_Link">Godzilla</text:a><text:a xlink:type="simple" xlink:href="http://blogs-images.forbes.com/markhughes/files/2014/05/Godzilla-2.jpg" text:style-name="Internet_20_link" text:visited-style-name="Visited_20_Internet_20_Link">-2.</text:a><text:a xlink:type="simple" xlink:href="http://blogs-images.forbes.com/markhughes/files/2014/05/Godzilla-2.jpg" text:style-name="Internet_20_link" text:visited-style-name="Visited_20_Internet_20_Link">jpg</text:a></text:p>
      <text:p text:style-name="P1"><text:a xlink:type="simple" xlink:href="http://www.aceshowbiz.com/images/still/godzilla05.jpg" text:style-name="Internet_20_link" text:visited-style-name="Visited_20_Internet_20_Link">http</text:a><text:a xlink:type="simple" xlink:href="http://www.aceshowbiz.com/images/still/godzilla05.jpg" text:style-name="Internet_20_link" text:visited-style-name="Visited_20_Internet_20_Link">://</text:a><text:a xlink:type="simple" xlink:href="http://www.aceshowbiz.com/images/still/godzilla05.jpg" text:style-name="Internet_20_link" text:visited-style-name="Visited_20_Internet_20_Link">www</text:a><text:a xlink:type="simple" xlink:href="http://www.aceshowbiz.com/images/still/godzilla05.jpg" text:style-name="Internet_20_link" text:visited-style-name="Visited_20_Internet_20_Link">.</text:a><text:a xlink:type="simple" xlink:href="http://www.aceshowbiz.com/images/still/godzilla05.jpg" text:style-name="Internet_20_link" text:visited-style-name="Visited_20_Internet_20_Link">aceshowbiz</text:a><text:a xlink:type="simple" xlink:href="http://www.aceshowbiz.com/images/still/godzilla05.jpg" text:style-name="Internet_20_link" text:visited-style-name="Visited_20_Internet_20_Link">.</text:a><text:a xlink:type="simple" xlink:href="http://www.aceshowbiz.com/images/still/godzilla05.jpg" text:style-name="Internet_20_link" text:visited-style-name="Visited_20_Internet_20_Link">com</text:a><text:a xlink:type="simple" xlink:href="http://www.aceshowbiz.com/images/still/godzilla05.jpg" text:style-name="Internet_20_link" text:visited-style-name="Visited_20_Internet_20_Link">/</text:a><text:a xlink:type="simple" xlink:href="http://www.aceshowbiz.com/images/still/godzilla05.jpg" text:style-name="Internet_20_link" text:visited-style-name="Visited_20_Internet_20_Link">images</text:a><text:a xlink:type="simple" xlink:href="http://www.aceshowbiz.com/images/still/godzilla05.jpg" text:style-name="Internet_20_link" text:visited-style-name="Visited_20_Internet_20_Link">/</text:a><text:a xlink:type="simple" xlink:href="http://www.aceshowbiz.com/images/still/godzilla05.jpg" text:style-name="Internet_20_link" text:visited-style-name="Visited_20_Internet_20_Link">still</text:a><text:a xlink:type="simple" xlink:href="http://www.aceshowbiz.com/images/still/godzilla05.jpg" text:style-name="Internet_20_link" text:visited-style-name="Visited_20_Internet_20_Link">/</text:a><text:a xlink:type="simple" xlink:href="http://www.aceshowbiz.com/images/still/godzilla05.jpg" text:style-name="Internet_20_link" text:visited-style-name="Visited_20_Internet_20_Link">godzilla</text:a><text:a xlink:type="simple" xlink:href="http://www.aceshowbiz.com/images/still/godzilla05.jpg" text:style-name="Internet_20_link" text:visited-style-name="Visited_20_Internet_20_Link">05.</text:a><text:a xlink:type="simple" xlink:href="http://www.aceshowbiz.com/images/still/godzilla05.jpg" text:style-name="Internet_20_link" text:visited-style-name="Visited_20_Internet_20_Link">jpg</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1-06T23:04:27.678000000</dc:date>
    <meta:editing-duration>PT16M46S</meta:editing-duration>
    <meta:document-statistic meta:table-count="0" meta:image-count="0" meta:object-count="0" meta:page-count="3" meta:paragraph-count="20" meta:word-count="744" meta:character-count="5448" meta:non-whitespace-character-count="4714"/>
  </office:meta>
</office:document-meta>
</file>